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2pt" fo:font-weight="normal" officeooo:rsid="0005ab36" officeooo:paragraph-rsid="0005ab3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size="12pt" fo:font-weight="normal" officeooo:rsid="000861da" officeooo:paragraph-rsid="000861da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2pt" fo:font-weight="normal" officeooo:rsid="000861da" officeooo:paragraph-rsid="000861da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2pt" fo:font-weight="normal" officeooo:rsid="0009366d" officeooo:paragraph-rsid="0009366d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2pt" fo:font-weight="normal" officeooo:rsid="0009366d" officeooo:paragraph-rsid="0009366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cc0000"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color="#cc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cc0000" style:text-line-through-style="none" style:text-line-through-type="none" fo:font-size="12pt" fo:font-weight="normal" officeooo:rsid="0005ab36" officeooo:paragraph-rsid="0005ab36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ff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color="#ff00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ff0000" style:text-line-through-style="none" style:text-line-through-type="none" fo:font-size="12pt" fo:font-weight="normal" officeooo:rsid="000784a5" officeooo:paragraph-rsid="000784a5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cc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color="#0000cc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9366d" style:font-size-asian="12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color="#0000cc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color="#0000cc" style:text-line-through-style="none" style:text-line-through-type="none" fo:font-size="12pt" fo:font-weight="normal" officeooo:rsid="000784a5" officeooo:paragraph-rsid="000784a5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cc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color="#0000cc" style:text-line-through-style="none" style:text-line-through-type="none" fo:font-size="12pt" fo:font-weight="normal" officeooo:paragraph-rsid="000861da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66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861da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color="#006600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color="#990099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color="#990099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color="#990099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color="#990099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861da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5ab36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ff3300"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7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color="#ff3300" style:text-line-through-style="none" style:text-line-through-type="none" fo:font-size="12pt" fo:font-weight="normal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color="#ff3300" style:text-line-through-style="none" style:text-line-through-type="none" fo:font-size="12pt" fo:font-weight="normal" officeooo:paragraph-rsid="000784a5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start" style:justify-single-word="false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fo:font-size="14pt" fo:font-weight="bold" officeooo:rsid="000861da" officeooo:paragraph-rsid="000861da" fo:background-color="transparent" style:font-size-asian="12.25pt" style:font-weight-asian="bold" style:font-size-complex="14pt" style:font-weight-complex="bold"/>
    </style:style>
    <style:style style:name="T1" style:family="text">
      <style:text-properties fo:color="#990099" style:text-line-through-style="none" style:text-line-through-type="none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officeooo:rsid="0005ab36"/>
    </style:style>
    <style:style style:name="T3" style:family="text">
      <style:text-properties officeooo:rsid="00078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Schedule</text:p>
      <text:p text:style-name="P1"/>
      <text:p text:style-name="P2">Freshman – 1</text:p>
      <text:p text:style-name="P2"/>
      <text:list xml:id="list3689737379" text:style-name="L1">
        <text:list-item>
          <text:p text:style-name="P24">Engr 6A– Engineering Graphics &amp; CADD</text:p>
          <text:list>
            <text:list-item>
              <text:p text:style-name="P24">Ted Saufley – AutoCADD LT Fundamentals &amp; Applications (1-26) (Garage)</text:p>
            </text:list-item>
            <text:list-item>
              <text:p text:style-name="P24">David Madsen – Engineering Drawing &amp; Design (1-12) (Garage)</text:p>
            </text:list-item>
            <text:list-item>
              <text:p text:style-name="P31">James Bethune – Engineering Graphics with AutoCAD 2013 (1-5, 7-9)</text:p>
            </text:list-item>
          </text:list>
        </text:list-item>
        <text:list-item>
          <text:p text:style-name="P51">Math 30 – Calculus -1</text:p>
          <text:list>
            <text:list-item>
              <text:p text:style-name="P51">Howard Anton – Calculus with Analytic Geometry (1-6) (Garage)</text:p>
            </text:list-item>
          </text:list>
        </text:list-item>
        <text:list-item>
          <text:p text:style-name="P67">Phys 11A – General Physics: Mechanics</text:p>
          <text:list>
            <text:list-item>
              <text:p text:style-name="P67">Raymond Serway – Physics for Scientists &amp; Engineers (1-14) (Garage)</text:p>
            </text:list-item>
          </text:list>
        </text:list-item>
        <text:list-item>
          <text:p text:style-name="P62">Chem 1A – General Chemistry 1</text:p>
          <text:list>
            <text:list-item>
              <text:p text:style-name="P62">John C. Kotz – Chemistry &amp; Chemical Reactivity (1-13) (Garage)</text:p>
            </text:list-item>
          </text:list>
        </text:list-item>
        <text:list-item>
          <text:p text:style-name="P6"/>
        </text:list-item>
      </text:list>
      <text:p text:style-name="P3"/>
      <text:p text:style-name="P2">Freshman – 2</text:p>
      <text:p text:style-name="P4"/>
      <text:list xml:id="list2960937356" text:style-name="L2">
        <text:list-item>
          <text:p text:style-name="P7">Engr 50 - Computational Methods &amp; Applications </text:p>
          <text:list>
            <text:list-item>
              <text:p text:style-name="P8">Ronald W Larsen – Engineering with Excel (Garage)</text:p>
            </text:list-item>
            <text:list-item>
              <text:p text:style-name="P8">John Guttag – Introduction to Computation and Programming Using Python (<text:span text:style-name="T2">Garage)</text:span></text:p>
            </text:list-item>
            <text:list-item>
              <text:p text:style-name="P15">Stephen Wolfram – Mathematica Book 5 (Garage)</text:p>
            </text:list-item>
            <text:list-item>
              <text:p text:style-name="P8">Michael Trott </text:p>
              <text:list>
                <text:list-item>
                  <text:p text:style-name="P8">The Mathematica Guidebook for Programming (1-5) (Garage)</text:p>
                </text:list-item>
                <text:list-item>
                  <text:p text:style-name="P8">The Mathematica Guidebook for Graphics (1 – 3) (Garage CD)</text:p>
                </text:list-item>
                <text:list-item>
                  <text:p text:style-name="P8">The Mathematica Guidebook for Numerics (1 – 2) (Garage CD)</text:p>
                </text:list-item>
                <text:list-item>
                  <text:p text:style-name="P8">The Mathematica Guidebook for Symbolics (1 -3) (Garage CD)</text:p>
                </text:list-item>
              </text:list>
            </text:list-item>
            <text:list-item>
              <text:p text:style-name="P7">Brian Hahn – Introduction to FORTRAN 90 for Scientists and Engineers (EXT)</text:p>
            </text:list-item>
            <text:list-item>
              <text:p text:style-name="P7">SainSmart Tutorials (Ext)</text:p>
            </text:list-item>
            <text:list-item>
              <text:p text:style-name="P7">Jeremy Blum – Exploring Arduino (1-14) (Garage)</text:p>
            </text:list-item>
            <text:list-item>
              <text:p text:style-name="P7">Craig Lent – Learning to Program with MATLAB: Building GUI Tools (<text:span text:style-name="T2">Garage</text:span>)</text:p>
            </text:list-item>
            <text:list-item>
              <text:p text:style-name="P7">Steven Karrie – Introduction to SIMULINK with Engineering Applications (EXT)</text:p>
            </text:list-item>
          </text:list>
        </text:list-item>
        <text:list-item>
          <text:p text:style-name="P32">Engr 6B – Engineering Graphic and CADD II</text:p>
          <text:list>
            <text:list-item>
              <text:p text:style-name="P32">David Madsen – Engineering Drawing &amp; Design (13-25) (Garage)</text:p>
            </text:list-item>
            <text:list-item>
              <text:p text:style-name="P34">James Bethune – Engineering Graphics with AutoCAD 2013 (6, 10-13)</text:p>
            </text:list-item>
          </text:list>
        </text:list-item>
        <text:list-item>
          <text:p text:style-name="P25">ME 37 – Manufacturing Processes</text:p>
          <text:list>
            <text:list-item>
              <text:p text:style-name="P25">Philip Ostwald – Manufacturing Process &amp; Systems (1-31) (Garage)</text:p>
            </text:list-item>
          </text:list>
        </text:list-item>
        <text:list-item>
          <text:p text:style-name="P35">CsC 20 – Programming Concepts and Methodology II</text:p>
          <text:list>
            <text:list-item>
              <text:p text:style-name="P35">Paul Deitel – C How to Program (<text:span text:style-name="T2">1</text:span>-24) (Garage)</text:p>
            </text:list-item>
            <text:list-item>
              <text:p text:style-name="P41">Robert Kabacoff – R In Action (1 -23) (Garage)</text:p>
            </text:list-item>
            <text:list-item>
              <text:p text:style-name="P41">Wes McKinney – Python for Data Analysis (1 – 14) (Garage)</text:p>
            </text:list-item>
            <text:list-item>
              <text:p text:style-name="P35">Tony Gaddis – Starting Out With Java (1 – 15) (Garage)</text:p>
            </text:list-item>
          </text:list>
        </text:list-item>
        <text:list-item>
          <text:p text:style-name="P52">Math 31 – Calculus 2</text:p>
          <text:list>
            <text:list-item>
              <text:p text:style-name="P52">Howard Anton – Calculus with Analytic Geometry (7-13) (Garage)</text:p>
            </text:list-item>
          </text:list>
        </text:list-item>
        <text:list-item>
          <text:p text:style-name="P68">Phys 11B – General Physics: Heat, Light &amp; Sound</text:p>
          <text:list>
            <text:list-header>
              <text:p text:style-name="P68">Raymond Serway – Physics for Scientists &amp; Engineers (15-22 &amp; 35-38) (Garage)</text:p>
            </text:list-header>
          </text:list>
        </text:list-item>
        <text:list-item>
          <text:p text:style-name="P63">Chem 1B – General Chemistry 2</text:p>
          <text:list>
            <text:list-header>
              <text:p text:style-name="P63">John C. Kotz – Chemistry &amp; Chemical Reactivity (14-23) (Garage)</text:p>
            </text:list-header>
          </text:list>
        </text:list-item>
      </text:list>
      <text:p text:style-name="P2"><text:soft-page-break/>Sophomore – 1</text:p>
      <text:p text:style-name="P70"/>
      <text:list xml:id="list2837504746" text:style-name="L3">
        <text:list-item>
          <text:p text:style-name="P9">EEE 64 – Introduction to Logic Design</text:p>
          <text:list>
            <text:list-item>
              <text:p text:style-name="P9">Mano, M. Moris – Logic and Computer Design Fundamentals (1-13) (Ext)</text:p>
            </text:list-item>
            <text:list-item>
              <text:p text:style-name="P9">Logic Works 5 <text:s/>(Gar)</text:p>
            </text:list-item>
            <text:list-item>
              <text:p text:style-name="P9">Field, Mike – Introducing the Spartan 3E FPGA and VHDL (Gar)</text:p>
            </text:list-item>
            <text:list-item>
              <text:p text:style-name="P9">Feher, James – Introduction to Digital Logic with Laboratory Exercises (Gar)</text:p>
            </text:list-item>
          </text:list>
        </text:list-item>
        <text:list-item>
          <text:p text:style-name="P33">Engr 45 – Engineering Materials</text:p>
          <text:list>
            <text:list-item>
              <text:p text:style-name="P33">William Callister – Material Science and Engineering (1-23) (<text:span text:style-name="T3">Garage</text:span>)</text:p>
            </text:list-item>
          </text:list>
        </text:list-item>
        <text:list-item>
          <text:p text:style-name="P42">Csc 28 – Discrete Structures for Computer Science (covered by Math 145)</text:p>
          <text:list>
            <text:list-item>
              <text:p text:style-name="P43">Ken Rosen - Discrete Mathematics and Its Applications (1 – 12) (Garage)</text:p>
            </text:list-item>
          </text:list>
        </text:list-item>
        <text:list-item>
          <text:p text:style-name="P42">CsC 35 – Introduction to Computer Architecture</text:p>
          <text:list>
            <text:list-item>
              <text:p text:style-name="P42">Manoj Franklin - Computer Architecture and Organization: From Software to Hardware (1-10) (Ext)</text:p>
            </text:list-item>
          </text:list>
        </text:list-item>
        <text:list-item>
          <text:p text:style-name="P45">Math 32 – Calculus 3</text:p>
          <text:list>
            <text:list-item>
              <text:p text:style-name="P57">Howard Anton – Calculus with Analytic Geometry (14-18) (Garage)</text:p>
            </text:list-item>
          </text:list>
        </text:list-item>
        <text:list-item>
          <text:p text:style-name="P57">Math 145 – Discrete Mathematics <text:span text:style-name="T3">(Coverd by CsC 28)</text:span></text:p>
        </text:list-item>
        <text:list-item>
          <text:p text:style-name="P69">Physics 11C – General Physics - Electricity, Magnetism and Modern Physics </text:p>
          <text:list>
            <text:list-item>
              <text:p text:style-name="P75">Raymond Serway – Physics for Scientists &amp; Engineers (23-34) (Garage)</text:p>
            </text:list-item>
          </text:list>
        </text:list-item>
        <text:list-item>
          <text:p text:style-name="P58">Chem 128A – Organic Chemistry 1</text:p>
          <text:list>
            <text:list-item>
              <text:p text:style-name="P76"><text:span text:style-name="T1">L.G Wade – Organic Chemistry (1-13) (Garage)</text:span></text:p>
            </text:list-item>
          </text:list>
        </text:list-item>
      </text:list>
      <text:p text:style-name="P3"/>
      <text:p text:style-name="P2">Sophomore – 2</text:p>
      <text:p text:style-name="P54"/>
      <text:list xml:id="list3314150670" text:style-name="L4">
        <text:list-item>
          <text:p text:style-name="P10">Engr 17 – Introductory Circuit Analysis</text:p>
          <text:list>
            <text:list-item>
              <text:p text:style-name="P10">James Nilsson – Electric Circuits (1-9) (Garage)</text:p>
            </text:list-item>
          </text:list>
        </text:list-item>
        <text:list-item>
          <text:p text:style-name="P10">CpE 166 – Advanced Logic Design</text:p>
          <text:list>
            <text:list-item>
              <text:p text:style-name="P10">Sunggu Lee - Advanced Digital Logic Design Using VHDL, State Machines, and Synthesis for FPGA's (Need)</text:p>
            </text:list-item>
          </text:list>
        </text:list-item>
        <text:list-item>
          <text:p text:style-name="P26">Engr 30 – Analytic Mechanics: Statics</text:p>
          <text:list>
            <text:list-item>
              <text:p text:style-name="P26">RC Hibbeler – Engineering Mechanics – Statics &amp; Dynamics (1-11) (Garage)</text:p>
            </text:list-item>
          </text:list>
        </text:list-item>
        <text:list-item>
          <text:p text:style-name="P36">CsC 60 – Introduction to System Programming in UNIX</text:p>
          <text:list>
            <text:list-item>
              <text:p text:style-name="P36">Micheal Kerrisk – The Linux Programming Interface (Ext)</text:p>
            </text:list-item>
            <text:list-item>
              <text:p text:style-name="P36">Brian Kernighan – The C Programming Language (Ext)</text:p>
            </text:list-item>
            <text:list-item>
              <text:p text:style-name="P36">John Gray – Interprocess Comminucations In Linux: The Nooks and Crannies (Ext)</text:p>
            </text:list-item>
          </text:list>
        </text:list-item>
        <text:list-item>
          <text:p text:style-name="P47">Math 45 – Differential Equations for Science and Engineering</text:p>
          <text:list>
            <text:list-item>
              <text:p text:style-name="P47">Denis Zill – A First Course in Differential Equations (1-9) (Garage)</text:p>
            </text:list-item>
          </text:list>
        </text:list-item>
        <text:list-item>
          <text:p text:style-name="P47">Math 35 – Introduction of Linear Algebra</text:p>
          <text:list>
            <text:list-item>
              <text:p text:style-name="P47">Howard Anton – Elementary Linear Algebra (1-10) (Garage)</text:p>
            </text:list-item>
          </text:list>
        </text:list-item>
        <text:list-item>
          <text:p text:style-name="P46">Math 25 – Advanced Calculus</text:p>
          <text:list>
            <text:list-item>
              <text:p text:style-name="P46">Stephen Abbott – Understanding Analysis (Need)</text:p>
            </text:list-item>
          </text:list>
        </text:list-item>
        <text:list-item>
          <text:p text:style-name="P46">Math 108 – Introduction to Abstract Mathematics</text:p>
          <text:list>
            <text:list-item>
              <text:p text:style-name="P46">Doug Smith – Transition to Advanced Mathematics (1-7) (Ext)</text:p>
            </text:list-item>
          </text:list>
        </text:list-item>
        <text:list-item>
          <text:p text:style-name="P59">Chem 128A – Organic Chemistry 2</text:p>
          <text:list>
            <text:list-item>
              <text:p text:style-name="P59">L.G Wade – Organic Chemistry (13-26) (Garage)</text:p>
            </text:list-item>
          </text:list>
        </text:list-item>
      </text:list>
      <text:p text:style-name="P3"/>
      <text:p text:style-name="P3"/>
      <text:p text:style-name="P3"/>
      <text:p text:style-name="P2"><text:soft-page-break/>Junior -1 </text:p>
      <text:p text:style-name="P54"/>
      <text:list xml:id="list1474841149" text:style-name="L5">
        <text:list-item>
          <text:p text:style-name="P11">EEE 117 – Network Analysis</text:p>
          <text:list>
            <text:list-item>
              <text:p text:style-name="P11">James Nillsson – Electric Circuits (11-19) (Garage)</text:p>
            </text:list-item>
          </text:list>
        </text:list-item>
        <text:list-item>
          <text:p text:style-name="P11">EEE 130 – Electromechanical Conversion</text:p>
          <text:list>
            <text:list-item>
              <text:p text:style-name="P11">Turan Gonen – Electrical Machines (1-10) (Garage)</text:p>
            </text:list-item>
          </text:list>
        </text:list-item>
        <text:list-item>
          <text:p text:style-name="P11">EEE 161 – Applied Electromagnetics</text:p>
          <text:list>
            <text:list-item>
              <text:p text:style-name="P11">Fawaz Ulaby – Fundamentals of Applied Electromagnetics (1-10) (Garage)</text:p>
            </text:list-item>
          </text:list>
        </text:list-item>
        <text:list-item>
          <text:p text:style-name="P11">EEE 180 – Signals and Systems</text:p>
          <text:list>
            <text:list-item>
              <text:p text:style-name="P11">BP Lahti – Signals &amp; Systems (1-10) (Garage)</text:p>
            </text:list-item>
          </text:list>
        </text:list-item>
        <text:list-item>
          <text:p text:style-name="P27">Engr 110 – Analytic Mechanics: Dynamics</text:p>
          <text:list>
            <text:list-item>
              <text:p text:style-name="P27">RC Hibbeler – Engineering Mechanics – Statics &amp; Dynamics (12-22) (Garage)</text:p>
            </text:list-item>
          </text:list>
        </text:list-item>
        <text:list-item>
          <text:p text:style-name="P27">Engr 112 – Mechanics of Materials</text:p>
          <text:list>
            <text:list-item>
              <text:p text:style-name="P27">James Gere – Mechanics of Materials (Ext)</text:p>
            </text:list-item>
          </text:list>
        </text:list-item>
        <text:list-item>
          <text:p text:style-name="P27">ME 116 - Machinery Design I</text:p>
          <text:list>
            <text:list-item>
              <text:p text:style-name="P27">Robert Norton – Machine Design (Ext)</text:p>
            </text:list-item>
          </text:list>
        </text:list-item>
        <text:list-item>
          <text:p text:style-name="P27">Engr 124 – Thermodynamics</text:p>
          <text:list>
            <text:list-item>
              <text:p text:style-name="P27">Yunus Cengel – Thermodynamics: An Engineering Approach (Ext)</text:p>
            </text:list-item>
          </text:list>
        </text:list-item>
        <text:list-item>
          <text:p text:style-name="P37">CsC 130 – Data Structures and Algorithm Analysis</text:p>
          <text:list>
            <text:list-item>
              <text:p text:style-name="P37">Robert Sedgewick – Algorithms in C (Ext)</text:p>
            </text:list-item>
            <text:list-item>
              <text:p text:style-name="P37">Mark Allen Weiss - Data Structures <text:s/>and Problem Solving using C++ (Ext)</text:p>
            </text:list-item>
          </text:list>
        </text:list-item>
        <text:list-item>
          <text:p text:style-name="P37">CsC 131 – Computer Software Engineering</text:p>
          <text:list>
            <text:list-item>
              <text:p text:style-name="P37">Roger Pressman – Software Engineering: A Practitioner's Approach (Ext)</text:p>
            </text:list-item>
          </text:list>
        </text:list-item>
        <text:list-item>
          <text:p text:style-name="P49">Math 105A – Advanced Mathematics for Science &amp; Engineering 1</text:p>
          <text:list>
            <text:list-item>
              <text:p text:style-name="P49">Edwin Kreyzig – Advanced Engineering Mathematics (10-16) (Gargae)</text:p>
            </text:list-item>
          </text:list>
        </text:list-item>
        <text:list-item>
          <text:p text:style-name="P48">Math 125A – Real Analysis</text:p>
          <text:list>
            <text:list-item>
              <text:p text:style-name="P48">Ken Ross – Elementary Analysis – The Theory of Calculus (Ext)</text:p>
            </text:list-item>
          </text:list>
        </text:list-item>
        <text:list-item>
          <text:p text:style-name="P48">Math 150A – Modern Algebra 1</text:p>
          <text:list>
            <text:list-item>
              <text:p text:style-name="P48">Thomas Judson – Abstract Algebra: Theory and Applications (Ext)</text:p>
            </text:list-item>
          </text:list>
        </text:list-item>
        <text:list-item>
          <text:p text:style-name="P64">Phys 105A – Analytical Mechanics</text:p>
          <text:list>
            <text:list-item>
              <text:p text:style-name="P64">David Morin – Introduction to Classical Mechanics (Need)</text:p>
            </text:list-item>
          </text:list>
        </text:list-item>
        <text:list-item>
          <text:p text:style-name="P64">Phys 102 – Computational Lab in Physics</text:p>
          <text:list>
            <text:list-item>
              <text:p text:style-name="P64">Nicholas Giordano – Computational Phyics (Need)</text:p>
            </text:list-item>
          </text:list>
        </text:list-item>
        <text:list-item>
          <text:p text:style-name="P64">Phys 151 – Stellar Structure and Evolution</text:p>
          <text:list>
            <text:list-item>
              <text:p text:style-name="P64">O.R Pols – Stellar Structure and Evolution (Ext)</text:p>
            </text:list-item>
          </text:list>
        </text:list-item>
        <text:list-item>
          <text:p text:style-name="P64">Phys 110A – Electricity and Magnetism</text:p>
          <text:list>
            <text:list-item>
              <text:p text:style-name="P64">David Griffiths – Introduction to Electrodynamics (Ext)</text:p>
            </text:list-item>
          </text:list>
        </text:list-item>
        <text:list-item>
          <text:p text:style-name="P61">Chem 110A - Physical Chemistry 1: Quantum Mechanics &amp; Properties of Atoms and Molecules</text:p>
          <text:list>
            <text:list-item>
              <text:p text:style-name="P61">Donald McQuarrie – Physical Chemistry: A Molecular Approach (Need)</text:p>
            </text:list-item>
          </text:list>
        </text:list-item>
        <text:list-item>
          <text:p text:style-name="P61">Chem 105 - Analytical and Physical Chemical Methods </text:p>
          <text:list>
            <text:list-item>
              <text:p text:style-name="P61">Francis Rouessac - Chemical Analysis: Modern Instrumentation Methods and Techniques (Ext)</text:p>
            </text:list-item>
          </text:list>
        </text:list-item>
        <text:list-item>
          <text:p text:style-name="P61">Chem 124 – Inorganic Chemistry 1: Fundamentals and Main Group Elements</text:p>
          <text:list>
            <text:list-item>
              <text:p text:style-name="P61">Catherine Housecroft – Inorganic Chemistry (Ext)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"><text:soft-page-break/>Junior – 2</text:p>
      <text:p text:style-name="P54"/>
      <text:list xml:id="list922739063" text:style-name="L6">
        <text:list-item>
          <text:p text:style-name="P12">EEE 108 – Electronics I</text:p>
          <text:list>
            <text:list-item>
              <text:p text:style-name="P12">Adel Sedra – Microelectronic Circuits (1-7) (Garage)</text:p>
            </text:list-item>
          </text:list>
        </text:list-item>
        <text:list-item>
          <text:p text:style-name="P12">EEE 174 – Introduction to Microprocessors</text:p>
          <text:list>
            <text:list-item>
              <text:p text:style-name="P12">John Uffenbeck – The 80X86 Family (Garage)</text:p>
            </text:list-item>
          </text:list>
        </text:list-item>
        <text:list-item>
          <text:p text:style-name="P12">EEE 184 – Introduction to Feedback Systems</text:p>
          <text:list>
            <text:list-item>
              <text:p text:style-name="P12">Norman Nise - Control System Engineering (Garage)</text:p>
            </text:list-item>
          </text:list>
        </text:list-item>
        <text:list-item>
          <text:p text:style-name="P12">EEE 181 – Introduction to Digital Signal Processing</text:p>
          <text:list>
            <text:list-item>
              <text:p text:style-name="P12">John Proakis – Digital Signal Processing (Garage)</text:p>
            </text:list-item>
          </text:list>
        </text:list-item>
        <text:list-item>
          <text:p text:style-name="P12">EEE 141 – Power Systems Analysis</text:p>
          <text:list>
            <text:list-item>
              <text:p text:style-name="P12">J Duncan Glover – Power System Analysis and Design (Ext)</text:p>
            </text:list-item>
          </text:list>
        </text:list-item>
        <text:list-item>
          <text:p text:style-name="P17">EEE 181 – Introduction to Digital Signal Processing</text:p>
          <text:list>
            <text:list-item>
              <text:p text:style-name="P17">John G Proakis – Digital Signal Processing (1 – 12) (Garage)</text:p>
            </text:list-item>
            <text:list-item>
              <text:p text:style-name="P17">Viney K Ingle – Digital Signal Processing with Matlab (1 – 10) (Garage)</text:p>
            </text:list-item>
          </text:list>
        </text:list-item>
        <text:list-item>
          <text:p text:style-name="P12">EEE 188 – Digital Control Systems</text:p>
          <text:list>
            <text:list-item>
              <text:p text:style-name="P12">Charles Phillips – Digital Control Systems: Analysis and Design (Ext)</text:p>
            </text:list-item>
          </text:list>
        </text:list-item>
        <text:list-item>
          <text:p text:style-name="P28">Engr 132 – Fluid Mechanics</text:p>
          <text:list>
            <text:list-item>
              <text:p text:style-name="P28">Clayton Crowe – Engineering Fluid Mechanics (Ext)</text:p>
            </text:list-item>
          </text:list>
        </text:list-item>
        <text:list-item>
          <text:p text:style-name="P28">ME 117 - Machinery Design II</text:p>
          <text:list>
            <text:list-item>
              <text:p text:style-name="P28">Robert Norton – Machine Design (Ext)</text:p>
            </text:list-item>
          </text:list>
        </text:list-item>
        <text:list-item>
          <text:p text:style-name="P28">ME 180 – Mechanical Properties of Materials</text:p>
          <text:list>
            <text:list-item>
              <text:p text:style-name="P28">Norman Dowling – Mechanical Behavior of Materials</text:p>
            </text:list-item>
          </text:list>
        </text:list-item>
        <text:list-item>
          <text:p text:style-name="P44">CSC 133 - Object-Oriented Computer Graphics Programming</text:p>
          <text:list>
            <text:list-item>
              <text:p text:style-name="P44">Zhigang Xiang – Schaum's Outline Computer Graphics (Ext)</text:p>
            </text:list-item>
            <text:list-item>
              <text:p text:style-name="P44">Cay Horstman - Object-Oriented Design &amp; Patterns (Need)</text:p>
            </text:list-item>
          </text:list>
        </text:list-item>
        <text:list-item>
          <text:p text:style-name="P44">CSC 134 - Database Management Systems</text:p>
          <text:list>
            <text:list-item>
              <text:p text:style-name="P44">Ramez Elmasri – Fundamentals of Database Systems</text:p>
            </text:list-item>
          </text:list>
        </text:list-item>
        <text:list-item>
          <text:p text:style-name="P44">CSC 137 - Computer Organization</text:p>
          <text:list>
            <text:list-item>
              <text:p text:style-name="P44">Nikrouz Faroughi – Digital Logic and Computer Organization (Need)</text:p>
            </text:list-item>
          </text:list>
        </text:list-item>
        <text:list-item>
          <text:p text:style-name="P53">Math 105A – Advanced Mathematics for Science &amp; Engineering 2</text:p>
          <text:list>
            <text:list-item>
              <text:p text:style-name="P56">Edwin Kreyzig – Advanced Engineering Mathematics (17-21) (Garage)</text:p>
            </text:list-item>
          </text:list>
        </text:list-item>
        <text:list-item>
          <text:p text:style-name="P55">Math 125 B – Real Analysis 2</text:p>
          <text:list>
            <text:list-item>
              <text:p text:style-name="P55">Ken Ross – Elementary Analysis – The Theory of Calculus</text:p>
            </text:list-item>
          </text:list>
        </text:list-item>
        <text:list-item>
          <text:p text:style-name="P55">Math 150 B - Modern Algebra 2</text:p>
          <text:list>
            <text:list-item>
              <text:p text:style-name="P55">Thomas Judson – Abstract Algebra: Theory and Applications</text:p>
            </text:list-item>
          </text:list>
        </text:list-item>
        <text:list-item>
          <text:p text:style-name="P60">Chem 110 B – Physical Chemistry 2: Thermodynamics, Equilibria and Kinetics</text:p>
          <text:list>
            <text:list-item>
              <text:p text:style-name="P60">Donald McQuarrie – Physical Chemistry: A Molecular Approach (Need)</text:p>
            </text:list-item>
          </text:list>
        </text:list-item>
        <text:list-item>
          <text:p text:style-name="P60">Chem 124 – Inorganic Chemistry 2: <text:s/>Chemistry: d and f Block Elements</text:p>
          <text:list>
            <text:list-item>
              <text:p text:style-name="P60">Catherine Housecroft – Inorganic Chemistry (Ext)</text:p>
            </text:list-item>
          </text:list>
        </text:list-item>
        <text:list-item>
          <text:p text:style-name="P60">Chem 115 - Instrumental Analysis </text:p>
          <text:list>
            <text:list-item>
              <text:p text:style-name="P60">Douglas Skoog – Principles of Instrumental Analysis (Need)</text:p>
            </text:list-item>
          </text:list>
        </text:list-item>
        <text:list-item>
          <text:p text:style-name="P65">Phys 105B – Analytical Mechanics</text:p>
          <text:list>
            <text:list-item>
              <text:p text:style-name="P65">David Morin – Introduction to Classical Mechanics (Need)</text:p>
            </text:list-item>
          </text:list>
        </text:list-item>
        <text:list-item>
          <text:p text:style-name="P65">Phys 110B – Electricity and Magnetism</text:p>
          <text:list>
            <text:list-item>
              <text:p text:style-name="P72">David Griffiths – Introduction to Electrodynamics (Ext)</text:p>
            </text:list-item>
          </text:list>
        </text:list-item>
        <text:list-item>
          <text:p text:style-name="P72">Phys 153 – Extra-galactic Astrophysics</text:p>
          <text:list>
            <text:list-item>
              <text:p text:style-name="P72">Peter Schnieder – Extra-galactic Astronomy and Cosmology (Ext)</text:p>
              <text:p text:style-name="P72"/>
            </text:list-item>
          </text:list>
        </text:list-item>
      </text:list>
      <text:p text:style-name="P77"><text:soft-page-break/>Junior - 2</text:p>
      <text:p text:style-name="P71"/>
      <text:list xml:id="list122561217723566" text:continue-numbering="true" text:style-name="L6">
        <text:list-item>
          <text:p text:style-name="P72">Phys 115A – Foundations of Quantum Mechanics</text:p>
          <text:list>
            <text:list-item>
              <text:p text:style-name="P72">John Townsend – A Modern Approach to Quantum Mechanics</text:p>
            </text:list-item>
          </text:list>
        </text:list-item>
        <text:list-item>
          <text:p text:style-name="P72">Phys 108 – Optics </text:p>
          <text:list>
            <text:list-item>
              <text:p text:style-name="P72">Justin Peatross – Physics of Light and Optics</text:p>
            </text:list-item>
          </text:list>
        </text:list-item>
        <text:list-item>
          <text:p text:style-name="P72">Phys 154 – Astrophysical Applications of Physic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nior – 1</text:p>
      <text:p text:style-name="P2"/>
      <text:list xml:id="list2796808653" text:style-name="L7">
        <text:list-item>
          <text:p text:style-name="P13">EEE 109 – Electronics II</text:p>
          <text:list>
            <text:list-item>
              <text:p text:style-name="P13">Adel Sedra – Microelectronic Circuits (8-14) (Garage)</text:p>
            </text:list-item>
          </text:list>
        </text:list-item>
        <text:list-item>
          <text:p text:style-name="P13">EEE 185 – Modern Communication Systems</text:p>
          <text:list>
            <text:list-item>
              <text:p text:style-name="P13">BP Lahti – Modern Analog &amp; Digital Systems (1-16) (Garage)</text:p>
            </text:list-item>
          </text:list>
        </text:list-item>
        <text:list-item>
          <text:p text:style-name="P13">EEE 193A – Product Design Project 1</text:p>
          <text:list>
            <text:list-item>
              <text:p text:style-name="P13">Denis Dahlquist – EEE Course Manual (Garage)</text:p>
            </text:list-item>
            <text:list-item>
              <text:p text:style-name="P13">Kim Fowler – Electronic Instrument Design (1-13) (Garage)</text:p>
            </text:list-item>
          </text:list>
        </text:list-item>
        <text:list-item>
          <text:p text:style-name="P13">EEE 110 – Advanced Analog Integrated Circuits</text:p>
          <text:list>
            <text:list-item>
              <text:p text:style-name="P13">David Johns – Analog IC Design (1-16) (Garage)</text:p>
            </text:list-item>
          </text:list>
        </text:list-item>
        <text:list-item>
          <text:p text:style-name="P13">Engr 120 – Probability &amp; Random Signals</text:p>
          <text:list>
            <text:list-item>
              <text:p text:style-name="P13">Rodger Ziemer – Elements of Engineering <text:s/>Probability &amp; Statistics (Garage)</text:p>
            </text:list-item>
          </text:list>
        </text:list-item>
        <text:list-item>
          <text:p text:style-name="P13">EEE 166 – Physical Electronics</text:p>
          <text:list>
            <text:list-item>
              <text:p text:style-name="P13">Sheng Li – Semiconductor Physical Electronics (Need)</text:p>
            </text:list-item>
          </text:list>
        </text:list-item>
        <text:list-item>
          <text:p text:style-name="P13">CpE 151 – CMOS &amp; VLSI</text:p>
          <text:list>
            <text:list-item>
              <text:p text:style-name="P13">R Jacob Baker – CMOS: Circuit Design, Layout, and Simulation (Ext)</text:p>
            </text:list-item>
          </text:list>
        </text:list-item>
        <text:list-item>
          <text:p text:style-name="P13">EEE 120 – Electronic Instrumentation</text:p>
          <text:list>
            <text:list-item>
              <text:p text:style-name="P13">Robert Northrop – Introduction to Instrumentation and Measurements (Ext)</text:p>
            </text:list-item>
          </text:list>
        </text:list-item>
        <text:list-item>
          <text:p text:style-name="P18">Engr 120 – Probability &amp; Random Signals</text:p>
          <text:list>
            <text:list-item>
              <text:p text:style-name="P19">Rodger Ziemer – Elements of Engineering Probability &amp; Statistics (1 – 10) (Garage)</text:p>
            </text:list-item>
            <text:list-item>
              <text:p text:style-name="P19">George Cooper – Probabilistic Methods of Signal and System Analysis (1 – 9) (Garage)</text:p>
            </text:list-item>
          </text:list>
        </text:list-item>
        <text:list-item>
          <text:p text:style-name="P19">EEE 146 – Power Electronics </text:p>
          <text:list>
            <text:list-item>
              <text:p text:style-name="P19">Daniel Hart – Power Electronics (1 – 10) (Garage)</text:p>
            </text:list-item>
          </text:list>
        </text:list-item>
        <text:list-item>
          <text:p text:style-name="P29">ME 126 – Heat Transfer </text:p>
          <text:list>
            <text:list-item>
              <text:p text:style-name="P29">Theodore Bergman – Fundamentals of Heat &amp; Mass Transfer (Ext)</text:p>
            </text:list-item>
          </text:list>
        </text:list-item>
        <text:list-item>
          <text:p text:style-name="P29">ME 128 – Thermal Fluid Systems</text:p>
          <text:list>
            <text:list-item>
              <text:p text:style-name="P29">Yunus Cengel – Thermal-Fluid Sciences (Need)</text:p>
            </text:list-item>
          </text:list>
        </text:list-item>
        <text:list-item>
          <text:p text:style-name="P39">CSC 139 - Operating System Principles</text:p>
          <text:list>
            <text:list-item>
              <text:p text:style-name="P39">Avi Silberschatz – Operating System Concepts (ext)</text:p>
            </text:list-item>
          </text:list>
        </text:list-item>
        <text:list-item>
          <text:p text:style-name="P39">CSC 135 - Computing Theory and Programming Languages</text:p>
          <text:list>
            <text:list-item>
              <text:p text:style-name="P39">John Hopcroft – Introduction to Automa Theory, Languages and Computation (135)</text:p>
            </text:list-item>
          </text:list>
        </text:list-item>
        <text:list-item>
          <text:p text:style-name="P39">CSC 140 - Advanced Algorithm Design and Analysis</text:p>
        </text:list-item>
        <text:list-item>
          <text:p text:style-name="P39">CSC 136 - Programming Languages</text:p>
        </text:list-item>
        <text:list-item>
          <text:p text:style-name="P50">Math 115 A – Number Theory</text:p>
          <text:list>
            <text:list-item>
              <text:p text:style-name="P50">Ken Rosen – Elementary Number Theory and Its Applications (Ext)</text:p>
            </text:list-item>
          </text:list>
        </text:list-item>
        <text:list-item>
          <text:p text:style-name="P66">Phys 110C – Electricity and Magnetism</text:p>
          <text:list>
            <text:list-item>
              <text:p text:style-name="P73">David Griffiths – Introduction to Electrodynamics (Ext)</text:p>
            </text:list-item>
          </text:list>
        </text:list-item>
        <text:list-item>
          <text:p text:style-name="P73">Phys 115B – Foundations of Quantum Mechanics</text:p>
          <text:list>
            <text:list-item>
              <text:list>
                <text:list-item>
                  <text:p text:style-name="P73">John Townsend – A Modern Approach to Quantum Mechanics (Need)</text:p>
                </text:list-item>
              </text:list>
            </text:list-item>
          </text:list>
        </text:list-item>
        <text:list-item>
          <text:p text:style-name="P73">Phys 112 – Thermodynamics and Statistical Mechanics</text:p>
          <text:list>
            <text:list-item>
              <text:p text:style-name="P73">Daniel Schroeder – Introduction to Thermal Physics (Need)</text:p>
            </text:list-item>
          </text:list>
        </text:list-item>
        <text:list-item>
          <text:p text:style-name="P73">Phys 152 – Galactic Structure and the Interstellar Medium</text:p>
          <text:list>
            <text:list-item>
              <text:p text:style-name="P73">Bradley Caroll – An Introduction to Modern Astrophysics (Need)</text:p>
            </text:list-item>
          </text:list>
        </text:list-item>
        <text:list-item>
          <text:p text:style-name="P73">Phys 130A – Elementary Particle Physics</text:p>
          <text:list>
            <text:list-item>
              <text:p text:style-name="P73">David Griffiths – Introduction to Elementary Particles (EXT)</text:p>
            </text:list-item>
          </text:list>
          <text:p text:style-name="P22"/>
        </text:list-item>
      </text:list>
      <text:p text:style-name="P2"/>
      <text:p text:style-name="P2"><text:soft-page-break/>Senior – 2</text:p>
      <text:p text:style-name="P3"/>
      <text:list xml:id="list1395138327" text:style-name="L8">
        <text:list-item>
          <text:p text:style-name="P14">Engr 140 – Engineering Economics</text:p>
          <text:list>
            <text:list-item>
              <text:p text:style-name="P14">Donald Newman – Engineering Economic Analysis (Garage)</text:p>
            </text:list-item>
          </text:list>
        </text:list-item>
        <text:list-item>
          <text:p text:style-name="P14">EEE 193B – Design Project 2</text:p>
          <text:list>
            <text:list-item>
              <text:p text:style-name="P14">Denis Dahlquist – EEE Course Manual (Garage)</text:p>
            </text:list-item>
            <text:list-item>
              <text:p text:style-name="P14">Kim Fowler – Electronic Instrument Design (Garage)</text:p>
            </text:list-item>
          </text:list>
        </text:list-item>
        <text:list-item>
          <text:p text:style-name="P14">EEE 187 – Robotics </text:p>
          <text:list>
            <text:list-item>
              <text:p text:style-name="P14">Philip McKerrow – Introduction to Robotics (Garage)</text:p>
            </text:list-item>
          </text:list>
        </text:list-item>
        <text:list-item>
          <text:p text:style-name="P14">EEE 122 – Applied Digital Signal Processing</text:p>
          <text:list>
            <text:list-item>
              <text:p text:style-name="P14">Dimitris Manolakis – Applied Digital Signal Processing (Ext)</text:p>
            </text:list-item>
            <text:list-item>
              <text:p text:style-name="P20">Rangagraj Rangayyan - Biomedical Signal Analysis (1 – 9) (Garage)</text:p>
            </text:list-item>
          </text:list>
        </text:list-item>
        <text:list-item>
          <text:p text:style-name="P14">EEE 146 – Power Electronics Controlled Devices</text:p>
          <text:list>
            <text:list-item>
              <text:p text:style-name="P14">Daniel Hart – Power Electronics (Garage)</text:p>
            </text:list-item>
          </text:list>
        </text:list-item>
        <text:list-item>
          <text:p text:style-name="P14">CpE 153 – VLSI Design</text:p>
          <text:list>
            <text:list-item>
              <text:p text:style-name="P14"/>
            </text:list-item>
          </text:list>
        </text:list-item>
        <text:list-item>
          <text:p text:style-name="P30">ME 136 – Numerical Control Programming</text:p>
          <text:list>
            <text:list-item>
              <text:p text:style-name="P30">Irvin Kral – Numerical Control Programming in APT (Need)</text:p>
            </text:list-item>
          </text:list>
        </text:list-item>
        <text:list-item>
          <text:p text:style-name="P30">ME 141 – Introduction to Tolerance Analysis</text:p>
          <text:list>
            <text:list-item>
              <text:p text:style-name="P30">Bryan Fischer – Mechanical Tolerance Stackup <text:s/>and Analysis (Need)</text:p>
            </text:list-item>
          </text:list>
        </text:list-item>
        <text:list-item>
          <text:p text:style-name="P40">CSC 151 - Compiler Construction</text:p>
          <text:list>
            <text:list-item>
              <text:p text:style-name="P40">Keith Cooper – Engineering a Compiler (Ext)</text:p>
            </text:list-item>
          </text:list>
        </text:list-item>
        <text:list-item>
          <text:p text:style-name="P40">CSC 152 - Cryptography</text:p>
          <text:list>
            <text:list-item>
              <text:p text:style-name="P40">Christof Paar – Understanding Cryptography (Need)</text:p>
            </text:list-item>
          </text:list>
        </text:list-item>
        <text:list-item>
          <text:p text:style-name="P40">CSC 153 - Computer Forensics Principles and Practices</text:p>
        </text:list-item>
        <text:list-item>
          <text:p text:style-name="P74">Phys 130B – Elementary Particle Physics</text:p>
          <text:list>
            <text:list-item>
              <text:p text:style-name="P74">David Griffiths – Introduction to Elementary Particles</text:p>
            </text:list-item>
          </text:list>
        </text:list-item>
        <text:list-item>
          <text:p text:style-name="P74">Phys 129A – Introduction to Nuclear Physics</text:p>
          <text:list>
            <text:list-item>
              <text:p text:style-name="P74">Samuel Wong – Introductory Nuclear Physics</text:p>
            </text:list-item>
          </text:list>
        </text:list-item>
        <text:list-item>
          <text:p text:style-name="P74">Phys 155 – General Relativity</text:p>
          <text:list>
            <text:list-item>
              <text:p text:style-name="P74">Bernard Schultz – A First Course General Relativity (EXT)</text:p>
            </text:list-item>
          </text:list>
        </text:list-item>
        <text:list-item>
          <text:p text:style-name="P74">Phys 156 – Introduction to Cosmology</text:p>
          <text:list>
            <text:list-item>
              <text:p text:style-name="P74">Peter Schnieder – Extra galactic Astronomy and Cosmology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unningham</meta:initial-creator>
    <meta:creation-date>2015-04-24T10:13:23.49</meta:creation-date>
    <dc:date>2018-12-18T12:25:58.895431618</dc:date>
    <meta:editing-duration>P6DT10H38M55S</meta:editing-duration>
    <meta:editing-cycles>24</meta:editing-cycles>
    <meta:generator>LibreOffice/6.0.7.3$Linux_X86_64 LibreOffice_project/00m0$Build-3</meta:generator>
    <meta:printed-by>Joseph Cunningham</meta:printed-by>
    <meta:print-date>2016-03-01T14:59:36.53</meta:print-date>
    <meta:document-statistic meta:table-count="0" meta:image-count="0" meta:object-count="0" meta:page-count="7" meta:paragraph-count="258" meta:word-count="1932" meta:character-count="12359" meta:non-whitespace-character-count="10681"/>
  </office:meta>
</office:document-meta>
</file>